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dbb6" fo:min-height="0.85cm"/>
    </style:style>
    <style:style style:name="gr2" style:family="graphic" style:parent-style-name="standard">
      <style:graphic-properties draw:stroke="none" svg:stroke-color="#000000" draw:fill="solid" draw:fill-color="#b7b3ca" fo:min-height="0.75cm"/>
    </style:style>
    <style:style style:name="gr3" style:family="graphic" style:parent-style-name="standard">
      <style:graphic-properties draw:stroke="none" svg:stroke-color="#000000" draw:fill="solid" draw:fill-color="#ff6d6d" fo:min-height="0.712cm"/>
    </style:style>
    <style:style style:name="gr4" style:family="graphic" style:parent-style-name="standard">
      <style:graphic-properties draw:stroke="none" svg:stroke-color="#000000" draw:fill="solid" draw:fill-color="#dedce6" fo:min-height="0.75cm"/>
    </style:style>
    <style:style style:name="gr5" style:family="graphic" style:parent-style-name="standard">
      <style:graphic-properties draw:stroke="none" svg:stroke-color="#000000" draw:fill="solid" draw:fill-color="#bf819e" fo:min-height="0.712cm"/>
    </style:style>
    <style:style style:name="gr6" style:family="graphic" style:parent-style-name="standard">
      <style:graphic-properties draw:stroke="none" svg:stroke-color="#000000" draw:fill="solid" draw:fill-color="#dedce6" fo:min-height="1.111cm"/>
    </style:style>
    <style:style style:name="gr7" style:family="graphic" style:parent-style-name="standard">
      <style:graphic-properties draw:stroke="none" svg:stroke-color="#000000" draw:fill="solid" draw:fill-color="#dedce6" fo:min-height="1.1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0" style:family="graphic" style:parent-style-name="standard">
      <style:graphic-properties draw:stroke="none" svg:stroke-color="#000000" draw:fill="solid" draw:fill-color="#ff0000" fo:min-height="0.75cm"/>
    </style:style>
    <style:style style:name="gr11" style:family="graphic" style:parent-style-name="standard">
      <style:graphic-properties draw:stroke="none" svg:stroke-color="#000000" draw:fill="solid" draw:fill-color="#ffd7d7" fo:min-height="0.75cm"/>
    </style:style>
    <style:style style:name="gr12" style:family="graphic" style:parent-style-name="standard">
      <style:graphic-properties draw:stroke="none" svg:stroke-color="#000000" draw:fill="solid" draw:fill-color="#ffd7d7" fo:min-height="1.111cm"/>
    </style:style>
    <style:style style:name="gr13" style:family="graphic" style:parent-style-name="standard">
      <style:graphic-properties draw:stroke="none" svg:stroke-color="#000000" draw:fill="solid" draw:fill-color="#f7d1d5" fo:min-height="1.666cm"/>
    </style:style>
    <style:style style:name="gr14" style:family="graphic" style:parent-style-name="standard">
      <style:graphic-properties draw:stroke="none" svg:stroke-color="#000000" draw:fill="solid" draw:fill-color="#f7d1d5" fo:min-height="2.221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0.246cm" fo:min-width="0cm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316cm" fo:min-width="0.066cm"/>
    </style:style>
    <style:style style:name="gr18" style:family="graphic" style:parent-style-name="standard">
      <style:graphic-properties draw:stroke="none" svg:stroke-color="#000000" draw:fill="solid" draw:fill-color="#5eb91e" fo:min-height="0.556cm"/>
    </style:style>
    <style:style style:name="gr19" style:family="graphic" style:parent-style-name="standard">
      <style:graphic-properties draw:stroke="none" svg:stroke-color="#000000" draw:fill="solid" draw:fill-color="#59c5c7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loext:graphic-properties draw:fill="solid" draw:fill-color="#b7b3ca"/>
      <style:paragraph-properties fo:text-align="center"/>
    </style:style>
    <style:style style:name="P4" style:family="paragraph">
      <loext:graphic-properties draw:fill="solid" draw:fill-color="#ff6d6d"/>
      <style:paragraph-properties fo:text-align="center"/>
    </style:style>
    <style:style style:name="P5" style:family="paragraph">
      <loext:graphic-properties draw:fill="solid" draw:fill-color="#dedce6"/>
      <style:paragraph-properties fo:text-align="center"/>
    </style:style>
    <style:style style:name="P6" style:family="paragraph">
      <loext:graphic-properties draw:fill="solid" draw:fill-color="#bf819e"/>
    </style:style>
    <style:style style:name="P7" style:family="paragraph">
      <loext:graphic-properties draw:fill="solid" draw:fill-color="#dedce6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solid" draw:fill-color="#ffd7d7"/>
      <style:paragraph-properties fo:text-align="center"/>
    </style:style>
    <style:style style:name="P11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f7d1d5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00"/>
      <style:paragraph-properties fo:text-align="center"/>
      <style:text-properties fo:font-size="14pt"/>
    </style:style>
    <style:style style:name="P14" style:family="paragraph">
      <loext:graphic-properties draw:fill="solid" draw:fill-color="#5eb91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59c5c7"/>
      <style:text-properties fo:font-size="12pt" style:font-size-asian="12pt" style:font-size-complex="12pt"/>
    </style:style>
    <style:style style:name="P17" style:family="paragraph">
      <loext:graphic-properties draw:fill="solid" draw:fill-color="#59c5c7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6.3cm" svg:height="1.1cm" svg:x="11.1cm" svg:y="2cm">
          <draw:text-box>
            <text:p text:style-name="P1">Worflows ITS</text:p>
          </draw:text-box>
        </draw:frame>
        <draw:frame draw:style-name="gr2" draw:text-style-name="P3" xml:id="id2" draw:id="id2" draw:layer="layout" svg:width="3.1cm" svg:height="1cm" svg:x="4.5cm" svg:y="4cm">
          <draw:text-box>
            <text:p text:style-name="P1">OTUS</text:p>
          </draw:text-box>
        </draw:frame>
        <draw:frame draw:style-name="gr3" draw:text-style-name="P4" xml:id="id3" draw:id="id3" draw:layer="layout" svg:width="6.74cm" svg:height="0.962cm" svg:x="20.2cm" svg:y="4cm">
          <draw:text-box>
            <text:p text:style-name="P1">ASVs (Dada2 en R)</text:p>
          </draw:text-box>
        </draw:frame>
        <draw:frame draw:style-name="gr4" draw:text-style-name="P5" xml:id="id5" draw:id="id5" draw:layer="layout" svg:width="3.7cm" svg:height="1cm" svg:x="7.5cm" svg:y="6cm">
          <draw:text-box>
            <text:p text:style-name="P1">ITSxpress</text:p>
          </draw:text-box>
        </draw:frame>
        <draw:frame draw:style-name="gr5" draw:text-style-name="P6" xml:id="id4" draw:id="id4" draw:layer="layout" svg:width="3.2cm" svg:height="0.962cm" svg:x="1cm" svg:y="6.1cm">
          <draw:text-box>
            <text:p>Cutadapt</text:p>
          </draw:text-box>
        </draw:frame>
        <draw:frame draw:style-name="gr6" draw:text-style-name="P7" xml:id="id6" draw:id="id6" draw:layer="layout" svg:width="2.7cm" svg:height="1.361cm" svg:x="0.8cm" svg:y="8.439cm">
          <draw:text-box>
            <text:p text:style-name="P1"><text:span text:style-name="T1">QIIME2-merged</text:span></text:p>
          </draw:text-box>
        </draw:frame>
        <draw:frame draw:style-name="gr6" draw:text-style-name="P7" xml:id="id8" draw:id="id8" draw:layer="layout" svg:width="3.7cm" svg:height="1.361cm" svg:x="9.2cm" svg:y="9.6cm">
          <draw:text-box>
            <text:p text:style-name="P1"><text:span text:style-name="T1">Stand-alone separated</text:span></text:p>
          </draw:text-box>
        </draw:frame>
        <draw:frame draw:style-name="gr6" draw:text-style-name="P7" xml:id="id7" draw:id="id7" draw:layer="layout" svg:width="3.5cm" svg:height="1.361cm" svg:x="2.4cm" svg:y="9.839cm">
          <draw:text-box>
            <text:p text:style-name="P1"><text:span text:style-name="T1">Stand-alone merged</text:span></text:p>
          </draw:text-box>
        </draw:frame>
        <draw:frame draw:style-name="gr7" draw:text-style-name="P7" xml:id="id9" draw:id="id9" draw:layer="layout" svg:width="3.9cm" svg:height="1.4cm" svg:x="5.5cm" svg:y="11.3cm">
          <draw:text-box>
            <text:p text:style-name="P1"><text:span text:style-name="T1">Joined(qiime2) Stand-alone</text:span></text:p>
          </draw:text-box>
        </draw:frame>
        <draw:connector draw:style-name="gr8" draw:text-style-name="P1" draw:layer="layout" draw:line-skew="0cm 0.05cm" svg:x1="14.25cm" svg:y1="3.1cm" svg:x2="6.05cm" svg:y2="4cm" draw:start-shape="id1" draw:start-glue-point="2" draw:end-shape="id2" draw:end-glue-point="0" svg:d="M14250 3100v500h-4850v-100h-3350v500" svg:viewBox="0 0 8201 901">
          <text:p/>
        </draw:connector>
        <draw:connector draw:style-name="gr8" draw:text-style-name="P1" draw:layer="layout" svg:x1="14.25cm" svg:y1="3.1cm" svg:x2="23.57cm" svg:y2="4cm" draw:start-shape="id1" draw:start-glue-point="2" draw:end-shape="id3" draw:end-glue-point="0" svg:d="M14250 3100v500h4550v-100h4770v500" svg:viewBox="0 0 9321 901">
          <text:p/>
        </draw:connector>
        <draw:connector draw:style-name="gr8" draw:text-style-name="P1" draw:layer="layout" svg:x1="6.05cm" svg:y1="5cm" svg:x2="2.6cm" svg:y2="6.1cm" draw:start-shape="id2" draw:start-glue-point="2" draw:end-shape="id4" draw:end-glue-point="0" svg:d="M6050 5000v550h-3450v550" svg:viewBox="0 0 3451 1101">
          <text:p/>
        </draw:connector>
        <draw:connector draw:style-name="gr8" draw:text-style-name="P1" draw:layer="layout" svg:x1="6.05cm" svg:y1="5cm" svg:x2="9.35cm" svg:y2="6cm" draw:start-shape="id2" draw:start-glue-point="2" draw:end-shape="id5" svg:d="M6050 5000v500h3300v500" svg:viewBox="0 0 3301 1001">
          <text:p/>
        </draw:connector>
        <draw:connector draw:style-name="gr8" draw:text-style-name="P1" draw:layer="layout" svg:x1="9.35cm" svg:y1="7cm" svg:x2="2.15cm" svg:y2="8.439cm" draw:start-shape="id5" draw:start-glue-point="2" draw:end-shape="id6" svg:d="M9350 7000v720h-7200v719" svg:viewBox="0 0 7201 1440">
          <text:p/>
        </draw:connector>
        <draw:connector draw:style-name="gr8" draw:text-style-name="P1" draw:layer="layout" svg:x1="9.35cm" svg:y1="7cm" svg:x2="4.15cm" svg:y2="9.839cm" draw:start-shape="id5" draw:start-glue-point="2" draw:end-shape="id7" draw:end-glue-point="0" svg:d="M9350 7000v1420h-5200v1419" svg:viewBox="0 0 5201 2840">
          <text:p/>
        </draw:connector>
        <draw:connector draw:style-name="gr8" draw:text-style-name="P1" draw:layer="layout" svg:x1="9.35cm" svg:y1="7cm" svg:x2="11.05cm" svg:y2="9.6cm" draw:start-shape="id5" draw:start-glue-point="2" draw:end-shape="id8" draw:end-glue-point="0" svg:d="M9350 7000v1300h1700v1300" svg:viewBox="0 0 1701 2601">
          <text:p/>
        </draw:connector>
        <draw:connector draw:style-name="gr8" draw:text-style-name="P1" draw:layer="layout" svg:x1="9.35cm" svg:y1="7cm" svg:x2="7.45cm" svg:y2="11.3cm" draw:start-shape="id5" draw:start-glue-point="2" draw:end-shape="id9" draw:end-glue-point="0" svg:d="M9350 7000v2150h-1900v2150" svg:viewBox="0 0 1901 4301">
          <text:p/>
        </draw:connector>
        <draw:frame draw:style-name="gr9" draw:text-style-name="P8" draw:layer="layout" svg:width="0.502cm" svg:height="1.187cm" svg:x="24.3cm" svg:y="13cm">
          <draw:text-box>
            <text:p/>
          </draw:text-box>
        </draw:frame>
        <draw:frame draw:style-name="gr10" draw:text-style-name="P9" xml:id="id14" draw:id="id14" draw:layer="layout" svg:width="3.2cm" svg:height="1cm" svg:x="17.2cm" svg:y="5.9cm">
          <draw:text-box>
            <text:p>Cutadapt</text:p>
          </draw:text-box>
        </draw:frame>
        <draw:frame draw:style-name="gr11" draw:text-style-name="P10" xml:id="id10" draw:id="id10" draw:layer="layout" svg:width="3.7cm" svg:height="1cm" svg:x="23cm" svg:y="6cm">
          <draw:text-box>
            <text:p text:style-name="P1">ITSxpress</text:p>
          </draw:text-box>
        </draw:frame>
        <draw:frame draw:style-name="gr12" draw:text-style-name="P11" xml:id="id13" draw:id="id13" draw:layer="layout" svg:width="3.7cm" svg:height="1.361cm" svg:x="16.8cm" svg:y="8.3cm">
          <draw:text-box>
            <text:p text:style-name="P1"><text:span text:style-name="T1">Stand-alone merged</text:span></text:p>
          </draw:text-box>
        </draw:frame>
        <draw:frame draw:style-name="gr13" draw:text-style-name="P12" xml:id="id12" draw:id="id12" draw:layer="layout" svg:width="3.2cm" svg:height="1.916cm" svg:x="20.8cm" svg:y="8.253cm">
          <draw:text-box>
            <text:p text:style-name="P1"><text:span text:style-name="T1">Stand-alone separated+cutadapt</text:span></text:p>
          </draw:text-box>
        </draw:frame>
        <draw:frame draw:style-name="gr14" draw:text-style-name="P12" xml:id="id11" draw:id="id11" draw:layer="layout" svg:width="2.4cm" svg:height="2.471cm" svg:x="24.4cm" svg:y="8.129cm">
          <draw:text-box>
            <text:p text:style-name="P1"><text:span text:style-name="T1">Joined</text:span></text:p>
            <text:p text:style-name="P1"><text:span text:style-name="T1">(qiime2) Stand-alone</text:span></text:p>
          </draw:text-box>
        </draw:frame>
        <draw:connector draw:style-name="gr8" draw:text-style-name="P1" draw:layer="layout" svg:x1="24.85cm" svg:y1="7cm" svg:x2="25.6cm" svg:y2="8.129cm" draw:start-shape="id10" draw:start-glue-point="2" draw:end-shape="id11" draw:end-glue-point="0" svg:d="M24850 7000v565h750v564" svg:viewBox="0 0 751 1130">
          <text:p/>
        </draw:connector>
        <draw:connector draw:style-name="gr8" draw:text-style-name="P1" draw:layer="layout" svg:x1="24.85cm" svg:y1="7cm" svg:x2="22.4cm" svg:y2="8.253cm" draw:start-shape="id10" draw:start-glue-point="2" draw:end-shape="id12" draw:end-glue-point="0" svg:d="M24850 7000v627h-2450v626" svg:viewBox="0 0 2451 1254">
          <text:p/>
        </draw:connector>
        <draw:connector draw:style-name="gr8" draw:text-style-name="P1" draw:layer="layout" svg:x1="24.85cm" svg:y1="7cm" svg:x2="18.65cm" svg:y2="8.3cm" draw:start-shape="id10" draw:start-glue-point="2" draw:end-shape="id13" draw:end-glue-point="0" svg:d="M24850 7000v650h-6200v650" svg:viewBox="0 0 6201 1301">
          <text:p/>
        </draw:connector>
        <draw:custom-shape draw:style-name="gr15" draw:text-style-name="P13" draw:layer="layout" svg:width="0.7cm" svg:height="0.6cm" svg:x="2.1cm" svg:y="7.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cm" svg:height="0.7cm" svg:x="1.4cm" svg:y="9.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8cm" svg:height="0.8cm" svg:x="18.4cm" svg:y="6.8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cm" svg:height="0.7cm" svg:x="10.8cm" svg:y="10.9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cm" svg:height="0.7cm" svg:x="7.2cm" svg:y="12.7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cm" svg:height="0.7cm" svg:x="3.8cm" svg:y="11.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2cm 2.2cm" svg:x1="23.57cm" svg:y1="4.962cm" svg:x2="18.8cm" svg:y2="5.9cm" draw:start-shape="id3" draw:start-glue-point="2" draw:end-shape="id14" draw:end-glue-point="0" svg:d="M23570 4962v438h-4670-100v500" svg:viewBox="0 0 4771 939">
          <text:p/>
        </draw:connector>
        <draw:connector draw:style-name="gr8" draw:text-style-name="P1" draw:layer="layout" svg:x1="23.57cm" svg:y1="4.962cm" svg:x2="24.85cm" svg:y2="6cm" draw:start-shape="id3" draw:start-glue-point="2" draw:end-shape="id10" draw:end-glue-point="0" svg:d="M23570 4962v519h1280v519" svg:viewBox="0 0 1281 1039">
          <text:p/>
        </draw:connector>
        <draw:custom-shape draw:style-name="gr16" draw:text-style-name="P13" draw:layer="layout" svg:width="0.7cm" svg:height="0.7cm" svg:x="18.4cm" svg:y="9.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cm" svg:height="0.7cm" svg:x="22.1cm" svg:y="10.3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7cm" svg:height="0.7cm" svg:x="25.4cm" svg:y="10.6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7cm" svg:height="0.6cm" svg:x="2.101cm" svg:y="7.1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3cm" svg:height="0.806cm" svg:x="1.2cm" svg:y="4.994cm">
          <draw:text-box>
            <text:p><text:span text:style-name="T1">OC</text:span></text:p>
          </draw:text-box>
        </draw:frame>
        <draw:frame draw:style-name="gr18" draw:text-style-name="P14" draw:layer="layout" svg:width="1.5cm" svg:height="0.806cm" svg:x="0.9cm" svg:y="10.794cm">
          <draw:text-box>
            <text:p><text:span text:style-name="T1">OIM</text:span></text:p>
          </draw:text-box>
        </draw:frame>
        <draw:frame draw:style-name="gr18" draw:text-style-name="P14" draw:layer="layout" svg:width="1.8cm" svg:height="0.806cm" svg:x="3.3cm" svg:y="12.194cm">
          <draw:text-box>
            <text:p><text:span text:style-name="T1">OISM</text:span></text:p>
          </draw:text-box>
        </draw:frame>
        <draw:frame draw:style-name="gr18" draw:text-style-name="P14" draw:layer="layout" svg:width="1.7cm" svg:height="0.806cm" svg:x="6.7cm" svg:y="13.5cm">
          <draw:text-box>
            <text:p><text:span text:style-name="T1">OJIS</text:span></text:p>
          </draw:text-box>
        </draw:frame>
        <draw:frame draw:style-name="gr18" draw:text-style-name="P14" draw:layer="layout" svg:width="1.7cm" svg:height="0.806cm" svg:x="10.3cm" svg:y="11.694cm">
          <draw:text-box>
            <text:p><text:span text:style-name="T1">OISS</text:span></text:p>
          </draw:text-box>
        </draw:frame>
        <draw:frame draw:style-name="gr18" draw:text-style-name="P14" draw:layer="layout" svg:width="1.2cm" svg:height="0.806cm" svg:x="19.4cm" svg:y="6.994cm">
          <draw:text-box>
            <text:p><text:span text:style-name="T1">AC</text:span></text:p>
          </draw:text-box>
        </draw:frame>
        <draw:frame draw:style-name="gr18" draw:text-style-name="P14" draw:layer="layout" svg:width="1.8cm" svg:height="0.806cm" svg:x="17.8cm" svg:y="10.494cm">
          <draw:text-box>
            <text:p><text:span text:style-name="T1">AISM</text:span></text:p>
          </draw:text-box>
        </draw:frame>
        <draw:frame draw:style-name="gr18" draw:text-style-name="P14" draw:layer="layout" svg:width="1.8cm" svg:height="0.806cm" svg:x="21.5cm" svg:y="11.1cm">
          <draw:text-box>
            <text:p><text:span text:style-name="T1">AISC</text:span></text:p>
          </draw:text-box>
        </draw:frame>
        <draw:frame draw:style-name="gr18" draw:text-style-name="P14" draw:layer="layout" svg:width="1.6cm" svg:height="0.806cm" svg:x="24.7cm" svg:y="11.394cm">
          <draw:text-box>
            <text:p><text:span text:style-name="T1">AJIS</text:span></text:p>
          </draw:text-box>
        </draw:frame>
        <draw:frame draw:style-name="gr19" draw:text-style-name="P16" draw:layer="layout" svg:width="2.2cm" svg:height="0.725cm" svg:x="2.9cm" svg:y="7.075cm">
          <draw:text-box>
            <text:p text:style-name="P15"><text:span text:style-name="T3">SEP LIB</text:span></text:p>
          </draw:text-box>
        </draw:frame>
        <draw:frame draw:style-name="gr19" draw:text-style-name="P17" draw:layer="layout" svg:width="1.5cm" svg:height="1.199cm" svg:x="1cm" svg:y="11.7cm">
          <draw:text-box>
            <text:p text:style-name="P15"><text:span text:style-name="T3">SEP 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9T11:35:16.507221644</meta:creation-date>
    <dc:date>2023-05-29T16:42:18.080611132</dc:date>
    <meta:editing-duration>PT27M17S</meta:editing-duration>
    <meta:editing-cycles>3</meta:editing-cycles>
    <meta:generator>LibreOffice/6.0.7.3$Linux_X86_64 LibreOffice_project/00m0$Build-3</meta:generator>
    <meta:document-statistic meta:object-count="49"/>
  </office:meta>
</office:document-meta>
</file>